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EPPSP_5.2.2 cycle4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ce25"/>
        <table:table-column table:style-name="co6" table:number-columns-repeated="10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184];&quot;High&quot;;[.D5:.D184])" office:value-type="float" office:value="34">
            <text:p>34</text:p>
          </table:table-cell>
          <table:table-cell table:style-name="Default" table:formula="of:=SUMPRODUCT(([.C5:.C184]=&quot;High&quot;)*([.E5:.E184]=&quot;x&quot;)*[.D5:.D184])" office:value-type="float" office:value="34">
            <text:p>34</text:p>
          </table:table-cell>
          <table:table-cell table:number-columns-repeated="10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184];&quot;Medium&quot;;[.D5:.D184])" office:value-type="float" office:value="22">
            <text:p>22</text:p>
          </table:table-cell>
          <table:table-cell table:style-name="Default" table:formula="of:=SUMPRODUCT(([.C5:.C184]=&quot;Medium&quot;)*([.E5:.E184]=&quot;x&quot;)*[.D5:.D184])" office:value-type="float" office:value="22">
            <text:p>22</text:p>
          </table:table-cell>
          <table:table-cell table:number-columns-repeated="10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184];&quot;Low&quot;;[.D5:.D184])" office:value-type="float" office:value="4">
            <text:p>4</text:p>
          </table:table-cell>
          <table:table-cell table:style-name="Default" table:formula="of:=SUMPRODUCT(([.C5:.C184]=&quot;Low&quot;)*([.E5:.E184]=&quot;x&quot;)*[.D5:.D184])" office:value-type="float" office:value="4">
            <text:p>4</text:p>
          </table:table-cell>
          <table:table-cell table:number-columns-repeated="10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Path</text:p>
          </table:table-cell>
          <table:table-cell table:style-name="ce24" table:number-columns-repeated="7"/>
          <table:table-cell table:style-name="ce30" table:number-columns-repeated="49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DMS\Action\Copy_Pas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ction\Copy_Pas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ction\Copy_Pas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ction\Cut_Pas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ction\Cut_Pas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ction\Cut_Pas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DMS\Action\Lock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ction\Lock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ction\Lock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ction\Renam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ction\Renam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ction\Renam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DMS\Action\Symlink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ction\Symlink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ction\Symlink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ction\WebDAV\Crea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ction\WebDAV\Crea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ction\WebDAV\Crea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DMS\Action\WebDAV\Ac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ction\WebDAV\Ac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ction\WebDAV\Ac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ction\Drag_Drop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ction\Drag_Drop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ction\Drag_Drop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DMS\Admin\Publica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dmin\Publica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dmin\Publica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in\Categor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dmin\Categor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in\Categor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dmin\Rela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DMS\Admin\Rela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dmin\Rela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in\Node_Propert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dmin\Node_Propert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in\Node_Propert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dmin\Export_Impor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DMS\Admin\Export_Impor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dmin\Export_Impor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Tag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Tag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DM\Tag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DMS\ADM\Categorie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DM\Categorie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DM\Categorie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Templa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DM\Templa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Templa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DM\Metadata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DM\Metadata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DMS\ADM\Metadata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DM\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DMS\ADM\Driv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DM\Driv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DM\Driv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Namespac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Namespac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DM\Namespac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DM\Node_Typ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DMS\ADM\Node_Typ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DM\Node_Typ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Quer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DM\Quer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Quer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DM\Scrip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DMS\ADM\Scrip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DM\Scrip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Ac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ADM\Ac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ADM\Ac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DM\Lock_Unlock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DMS\ADM\Lock_Unlock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ADM\Lock_Unlock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Create\Folder\Content_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Create\Folder\Content_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Create\Folder\Content_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DMS\Clipboard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Clipboard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Clipboard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Collaboration\Tag\Priva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Collaboration\Tag\Priva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Collaboration\Tag\Priva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Collaboration\Tag\Public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DMS\Collaboration\Tag\Public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Collaboration\Tag\Public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Collaboration\Languag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Collaboration\Languag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Collaboration\Languag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Collaboration\Vo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DMS\Collaboration\Vo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Collaboration\Vo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Collaboration\Commen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Collaboration\Commen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Collaboration\Commen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DMS\Create\Document\Articl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Create\Document\Articl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Create\Document\Articl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Create\Document\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Create\Document\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Create\Document\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DMS\Create\Document\Free_Layou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Create\Document\Free_Layou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Create\Document\Free_Layou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Info\Permiss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Info\Permiss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Info\Permiss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Info\Metadata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Info\Metadata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DMS\Info\Metadata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Search\Simp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Search\Simp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Search\Simp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Search\Advanced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DMS\Search\Advanced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Search\Advanced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Search\Quer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Search\Quer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Search\Quer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Setting\Browsing_Preference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DMS\Setting\Browsing_Preference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DMS\Setting\Browsing_Preference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DMS\Upload_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Upload_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DMS\Upload_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WCM\Content_List_Viewer\Create_By_Fold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WCM\Content_List_Viewer\Create_By_Fold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WCM\Content_List_Viewer\Create_By_Fold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WCM\Content_List_Viewer\Create_By_Content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Content_List_Viewer\Create_By_Content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Content_List_Viewer\Create_By_Content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WCM\UnPublica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WCM\UnPublica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WCM\UnPublica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Edit_CLV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WCM\Edit_CLV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Edit_CLV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WCM\FCK_Edito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WCM\FCK_Edito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WCM\FCK_Edito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WCM\Form_Generato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Form_Generato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Form_Generato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WCM\Newsletter_Manager\Category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WCM\Newsletter_Manager\Category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WCM\Newsletter_Manager\Category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WCM\Newsletter_Manager\Subscrip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Newsletter_Manager\Subscrip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Newsletter_Manager\Subscrip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WCM\Newsletter_Manager\Lett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WCM\Newsletter_Manager\Lett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WCM\Newsletter_Manager\Lett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WCM\Newsletter_Manager\Subscribe_Lett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Newsletter_Manager\Subscribe_Lett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Newsletter_Manager\Subscribe_Lett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WCM\News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WCM\News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WCM\News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CMS\WCM\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ECMS\WCM\Sear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ECMS\WCM\Single_Content_View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WCM\Single_Content_View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ECMS\WCM\Single_Content_View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WF\Admin\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WF\Admin\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WF\Admin\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WF\Admin\Upload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WF\Admin\Upload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WF\Admin\Upload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WF\Content_Publishing\Approv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WF\Content_Publishing\Approv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WF\Content_Publishing\Approv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WF\Holiday\Approv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WF\Holiday\Approv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WF\Holiday\Approv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WF\Pay_Raise\WF\Gran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WF\Pay_Raise\WF\Gran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WF\Pay_Raise\WF\Grand</text:p>
          </table:table-cell>
          <table:table-cell table:number-columns-repeated="9"/>
          <table:table-cell table:style-name="Default"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8/10/2012</text:date>, <text:time>11:1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10T11:11:31</dc:date>
    <dc:creator>exoplatform </dc:creator>
    <meta:editing-duration>PT2H17M55S</meta:editing-duration>
    <meta:editing-cycles>19</meta:editing-cycles>
    <meta:generator>LibreOffice/3.4$Unix LibreOffice_project/340m1$Build-402</meta:generator>
    <meta:document-statistic meta:table-count="2" meta:cell-count="1095" meta:object-count="0"/>
    <meta:user-defined meta:name="Info 1"/>
    <meta:user-defined meta:name="Info 2"/>
    <meta:user-defined meta:name="Info 3"/>
    <meta:user-defined meta:name="Info 4"/>
  </office:meta>
</office:document-meta>
</file>